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0.6807in"/>
    </style:style>
    <style:style style:name="co3" style:family="table-column">
      <style:table-column-properties fo:break-before="auto" style:column-width="0.7236in"/>
    </style:style>
    <style:style style:name="co4" style:family="table-column">
      <style:table-column-properties fo:break-before="auto" style:column-width="0.7665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ircle_r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56">
            <text:p>1.560E-01</text:p>
          </table:table-cell>
          <table:table-cell office:value-type="float" office:value="0.001296">
            <text:p>1.296E-03</text:p>
          </table:table-cell>
          <table:table-cell office:value-type="float" office:value="0.000332">
            <text:p>3.320E-04</text:p>
          </table:table-cell>
          <table:table-cell office:value-type="float" office:value="0.000009">
            <text:p>9.000E-06</text:p>
          </table:table-cell>
          <table:table-cell table:number-columns-repeated="3" office:value-type="float" office:value="0">
            <text:p>0.000E+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56">
            <text:p>1.560E-01</text:p>
          </table:table-cell>
          <table:table-cell office:value-type="float" office:value="0.001296">
            <text:p>1.296E-03</text:p>
          </table:table-cell>
          <table:table-cell office:value-type="float" office:value="0.000332">
            <text:p>3.320E-04</text:p>
          </table:table-cell>
          <table:table-cell office:value-type="float" office:value="0.000009">
            <text:p>9.000E-06</text:p>
          </table:table-cell>
          <table:table-cell table:number-columns-repeated="3" office:value-type="float" office:value="0">
            <text:p>0.000E+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159279">
            <text:p>1.593E-01</text:p>
          </table:table-cell>
          <table:table-cell office:value-type="float" office:value="0.000036">
            <text:p>3.600E-05</text:p>
          </table:table-cell>
          <table:table-cell office:value-type="float" office:value="0.000743">
            <text:p>7.430E-04</text:p>
          </table:table-cell>
          <table:table-cell office:value-type="float" office:value="0.000012">
            <text:p>1.200E-05</text:p>
          </table:table-cell>
          <table:table-cell table:number-columns-repeated="3" office:value-type="float" office:value="-0">
            <text:p>-0.000E+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56">
            <text:p>1.560E-01</text:p>
          </table:table-cell>
          <table:table-cell office:value-type="float" office:value="0.001296">
            <text:p>1.296E-03</text:p>
          </table:table-cell>
          <table:table-cell office:value-type="float" office:value="0.000332">
            <text:p>3.320E-04</text:p>
          </table:table-cell>
          <table:table-cell office:value-type="float" office:value="0.000009">
            <text:p>9.000E-06</text:p>
          </table:table-cell>
          <table:table-cell table:number-columns-repeated="3" office:value-type="float" office:value="0">
            <text:p>0.000E+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156">
            <text:p>1.560E-01</text:p>
          </table:table-cell>
          <table:table-cell office:value-type="float" office:value="0.001296">
            <text:p>1.296E-03</text:p>
          </table:table-cell>
          <table:table-cell office:value-type="float" office:value="0.000332">
            <text:p>3.320E-04</text:p>
          </table:table-cell>
          <table:table-cell office:value-type="float" office:value="0.000009">
            <text:p>9.000E-06</text:p>
          </table:table-cell>
          <table:table-cell table:number-columns-repeated="3" office:value-type="float" office:value="0">
            <text:p>0.000E+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159279">
            <text:p>1.593E-01</text:p>
          </table:table-cell>
          <table:table-cell office:value-type="float" office:value="0.000036">
            <text:p>3.600E-05</text:p>
          </table:table-cell>
          <table:table-cell office:value-type="float" office:value="0.000743">
            <text:p>7.430E-04</text:p>
          </table:table-cell>
          <table:table-cell office:value-type="float" office:value="0.000012">
            <text:p>1.200E-05</text:p>
          </table:table-cell>
          <table:table-cell table:number-columns-repeated="3" office:value-type="float" office:value="-0">
            <text:p>-0.000E+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16568">
            <text:p>1.65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148148">
            <text:p>1.48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ircle_r5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6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0.160341">
            <text:p>1.60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62729">
            <text:p>1.62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63905">
            <text:p>1.63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62337">
            <text:p>1.62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62613">
            <text:p>1.62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62902">
            <text:p>1.62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61266">
            <text:p>1.61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62902">
            <text:p>1.62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62613">
            <text:p>1.62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62337">
            <text:p>1.62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63905">
            <text:p>1.63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62729">
            <text:p>1.62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160341">
            <text:p>1.60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62729">
            <text:p>1.62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63905">
            <text:p>1.63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62337">
            <text:p>1.62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62613">
            <text:p>1.62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62902">
            <text:p>1.62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61266">
            <text:p>1.61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62902">
            <text:p>1.62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62613">
            <text:p>1.62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62337">
            <text:p>1.62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63905">
            <text:p>1.63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162729">
            <text:p>1.62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60341">
            <text:p>1.60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162729">
            <text:p>1.62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163905">
            <text:p>1.63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162337">
            <text:p>1.62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162613">
            <text:p>1.62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162902">
            <text:p>1.62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161266">
            <text:p>1.61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162902">
            <text:p>1.62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62613">
            <text:p>1.62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162337">
            <text:p>1.62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163905">
            <text:p>1.63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162729">
            <text:p>1.62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160341">
            <text:p>1.60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162729">
            <text:p>1.62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163905">
            <text:p>1.63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162337">
            <text:p>1.62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162613">
            <text:p>1.62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162902">
            <text:p>1.62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161266">
            <text:p>1.61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61945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162902">
            <text:p>1.62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162613">
            <text:p>1.62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162337">
            <text:p>1.62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163905">
            <text:p>1.63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161088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160929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162729">
            <text:p>1.62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5959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15927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161814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160769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ircle_r10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0.15934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9769">
            <text:p>1.598E-01</text:p>
          </table:table-cell>
          <table:table-cell office:value-type="float" office:value="0.000001">
            <text:p>1.000E-06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5975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59468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5943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59145">
            <text:p>1.59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6022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6003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5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5954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59844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59603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60005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5966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5928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5966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60005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59603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159844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5954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5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6003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6022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159145">
            <text:p>1.59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15943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59468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5975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59769">
            <text:p>1.598E-01</text:p>
          </table:table-cell>
          <table:table-cell office:value-type="float" office:value="0.000001">
            <text:p>1.000E-06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15934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159817">
            <text:p>1.598E-01</text:p>
          </table:table-cell>
          <table:table-cell office:value-type="float" office:value="0">
            <text:p>0.000E+00</text:p>
          </table:table-cell>
          <table:table-cell office:value-type="float" office:value="0.000001">
            <text:p>1.000E-06</text:p>
          </table:table-cell>
          <table:table-cell table:number-columns-repeated="4" office:value-type="float" office:value="0">
            <text:p>0.000E+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5975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59468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15943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159145">
            <text:p>1.59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16022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16003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5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5954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59844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59603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60005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5966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5928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5966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60005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59603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59844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5954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15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16003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16022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59145">
            <text:p>1.59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15943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159468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15975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5934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59769">
            <text:p>1.598E-01</text:p>
          </table:table-cell>
          <table:table-cell office:value-type="float" office:value="0.000001">
            <text:p>1.000E-06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5975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59468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15943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159145">
            <text:p>1.59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16022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16003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15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15954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159844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159603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160005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15966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15928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15966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160005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59603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159844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15954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15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16003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16022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59145">
            <text:p>1.59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15943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159468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15975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159769">
            <text:p>1.598E-01</text:p>
          </table:table-cell>
          <table:table-cell office:value-type="float" office:value="0.000001">
            <text:p>1.000E-06</text:p>
          </table:table-cell>
          <table:table-cell table:number-columns-repeated="5" office:value-type="float" office:value="0">
            <text:p>0.000E+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15934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15975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159468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15943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159145">
            <text:p>1.59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16022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16003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15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15954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59844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159603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160005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15966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15928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15966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60005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159603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159844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15954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59687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1598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15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16003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159828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16022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59907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15940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159145">
            <text:p>1.59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15943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16019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159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159468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5975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15934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159913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159817">
            <text:p>1.598E-01</text:p>
          </table:table-cell>
          <table:table-cell office:value-type="float" office:value="0">
            <text:p>0.000E+00</text:p>
          </table:table-cell>
          <table:table-cell office:value-type="float" office:value="0.000001">
            <text:p>1.000E-06</text:p>
          </table:table-cell>
          <table:table-cell table:number-columns-repeated="4" office:value-type="float" office:value="0">
            <text:p>0.000E+0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15971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ircle_r15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2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0.15921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9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5938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595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59239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5920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593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5952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5943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59557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5944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59601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5944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59564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5945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5929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594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5952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15946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5946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5953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594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5935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5937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5949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5936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5936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5949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15937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15935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594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5953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5946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5946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15952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594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5929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5945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59564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5944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59601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5944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59557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15943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15952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1593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5920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59239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595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5938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59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15921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159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5938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595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59239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15920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1593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15952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15943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159557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15944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159601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15944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159564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15945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5929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594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5952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5946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5946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5953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594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5935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5937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5949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5936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5936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5949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5937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5935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594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5953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5946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5946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5952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594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5929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5945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159564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15944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159601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5944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59557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5943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15952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1593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15920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159239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1595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15938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159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5921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59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5938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595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59239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5920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593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15952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15943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59557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15944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159601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15944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159564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15945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15929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1594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15952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15946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15946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15953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1594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15935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15937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15949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15936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15936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5949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15937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15935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1594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15953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15946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15946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15952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1594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15929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15945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159564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15944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159601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15944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159557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5943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15952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1593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15920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159239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1595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15938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159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15921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159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15938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1595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159239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15920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1593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15952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15943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159557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15944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159601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15944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159564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15945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15929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1594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15952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15946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15946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15953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1594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15935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5937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15949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15936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15936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5956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15949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15937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5935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1594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15953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15946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15946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159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5952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1594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15929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5945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159564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15944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159601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59446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159483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159557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15943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159524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1593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15920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159239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1595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5938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1594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15942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ircle_r20" table:style-name="ta1" table:print="false">
        <table:table-column table:style-name="co1" table:default-cell-style-name="Default"/>
        <table:table-column table:style-name="co6" table:number-columns-repeated="7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0.15918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9237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5929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592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5931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5929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5930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5939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5932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5936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593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593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5938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5923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5929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1592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593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5931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59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5932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5930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593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59248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5924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59245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592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59245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5924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59248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593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15930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5932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59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5931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593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592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15929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5923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5938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593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593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5936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5932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5939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15930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5929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5931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592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5929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59237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15918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159237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5929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592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5931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15929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15930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15939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15932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15936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1593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1593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15938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15923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5929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592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1593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5931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59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5932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5930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593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59248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5924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59245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592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59245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5924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59248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593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5930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5932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59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5931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593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592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5929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5923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59394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1593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1593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15936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5932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5939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5930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15929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15931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1592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5929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159237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5918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59237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15929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592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5931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5929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15930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15939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15932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15936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1593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1593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159394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15923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15929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1592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1593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15931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159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15932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15930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1593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159248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15924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159245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1592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159245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15924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59248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1593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15930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15932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159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15931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1593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1592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15929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15923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159394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1593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1593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15936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15932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15939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5930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15929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15931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1592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15929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159237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15918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159237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15929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1592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15931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15929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15930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15939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15932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15936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1593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1593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159394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15923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15929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1592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1593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15931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159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15932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15930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593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159248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15924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159245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1592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159245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15924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159248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1593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5930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15933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15932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159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15931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593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1592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15929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592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15923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15926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5938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1593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1592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1593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15936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5932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15939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1593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15930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15926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15929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15931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15925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1592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592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1593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15929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1593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159237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15930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ircle_h1_result" table:style-name="ta1" table:print="false">
        <table:table-column table:style-name="co7" table:number-columns-repeated="2" table:default-cell-style-name="Default"/>
        <table:table-row table:style-name="ro1">
          <table:table-cell/>
          <table:table-cell>
            <draw:frame table:end-cell-address="circle_h1_result.P39" table:end-x="0.2713in" table:end-y="0.0626in" draw:z-index="0" draw:style-name="gr1" svg:width="12.674in" svg:height="6.7512in" svg:x="0.0433in" svg:y="0.0417in">
              <draw:object draw:notify-on-update-of-ranges="circle_r1.A1:circle_r1.A360 circle_r1.B1:circle_r1.B360 circle_r5.B1:circle_r5.B360 circle_r10.B1:circle_r10.B360 circle_r15.B1:circle_r15.B360 circle_r20.B1:circle_r20.B36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circle_h2_result" table:style-name="ta1" table:print="false">
        <table:table-column table:style-name="co7" table:default-cell-style-name="Default"/>
        <table:table-row table:style-name="ro1">
          <table:table-cell>
            <draw:frame table:end-cell-address="circle_h2_result.O39" table:end-x="0.228in" table:end-y="0.0209in" draw:z-index="0" draw:style-name="gr1" svg:width="12.674in" svg:height="6.7512in" svg:x="0in" svg:y="0in">
              <draw:object draw:notify-on-update-of-ranges="circle_r1.C1:circle_r1.C360 circle_r5.C1:circle_r5.C360 circle_r10.C1:circle_r10.C360 circle_r15.C1:circle_r15.C360 circle_r20.C1:circle_r20.C36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circle_h3_result" table:style-name="ta1" table:print="false">
        <table:table-column table:style-name="co7" table:default-cell-style-name="Default"/>
        <table:table-row table:style-name="ro1">
          <table:table-cell>
            <draw:frame table:end-cell-address="circle_h3_result.O39" table:end-x="0.228in" table:end-y="0.0209in" draw:z-index="0" draw:style-name="gr1" svg:width="12.674in" svg:height="6.7512in" svg:x="0in" svg:y="0in">
              <draw:object draw:notify-on-update-of-ranges="circle_r1.D1:circle_r1.D360 circle_r5.D1:circle_r5.D360 circle_r10.D1:circle_r10.D360 circle_r15.D1:circle_r15.D360 circle_r20.D1:circle_r20.D36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3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5">08/05/2011</text:date>, <text:time>08:3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ol Paisal</meta:initial-creator>
    <meta:creation-date>2011-08-04T16:01:29</meta:creation-date>
    <dc:date>2011-08-04T17:00:41</dc:date>
    <dc:creator>Anol Paisal</dc:creator>
    <meta:editing-duration>PT00H53M49S</meta:editing-duration>
    <meta:editing-cycles>13</meta:editing-cycles>
    <meta:generator>OpenOffice.org/3.2$Linux OpenOffice.org_project/320m12$Build-9483</meta:generator>
    <meta:document-statistic meta:table-count="8" meta:cell-count="144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resolution="10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minimum="0.145" chart:maximum="0.17" chart:interval-major="0.000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117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2.193cm" svg:height="17.149cm" xlink:href=".." chart:class="chart:line" chart:style-name="ch1">
        <chart:title svg:x="15.514cm" svg:y="0.343cm" chart:style-name="ch2">
          <text:p>Circle</text:p>
        </chart:title>
        <chart:subtitle svg:x="13.622cm" svg:y="1.188cm" chart:style-name="ch3">
          <text:p>First Order of Hu's moments</text:p>
        </chart:subtitle>
        <chart:plot-area chart:style-name="ch4" table:cell-range-address="circle_r1.A1:circle_r1.B360 circle_r5.B1:circle_r5.B360 circle_r10.B1:circle_r10.B360 circle_r15.B1:circle_r15.B360 circle_r20.B1:circle_r20.B360" chart:data-source-has-labels="column" svg:x="1.085cm" svg:y="1.981cm" svg:width="30.465cm" svg:height="14.685cm">
          <chart:axis chart:dimension="x" chart:name="primary-x" chart:style-name="ch5">
            <chart:title svg:x="16.179cm" svg:y="16.436cm" chart:style-name="ch6">
              <text:p>Angle</text:p>
            </chart:title>
            <chart:categories table:cell-range-address="circle_r1.A1:circle_r1.A360"/>
          </chart:axis>
          <chart:axis chart:dimension="y" chart:name="primary-y" chart:style-name="ch7">
            <chart:title svg:x="0.644cm" svg:y="10.268cm" chart:style-name="ch8">
              <text:p>Coefficient Value</text:p>
            </chart:title>
          </chart:axis>
          <chart:series chart:style-name="ch9" chart:values-cell-range-address="circle_r1.B1:circle_r1.B360" chart:class="chart:line">
            <chart:data-point chart:repeated="360"/>
          </chart:series>
          <chart:series chart:style-name="ch10" chart:values-cell-range-address="circle_r5.B1:circle_r5.B360" chart:class="chart:line">
            <chart:data-point chart:repeated="360"/>
          </chart:series>
          <chart:series chart:style-name="ch11" chart:values-cell-range-address="circle_r10.B1:circle_r10.B360" chart:class="chart:line">
            <chart:data-point chart:repeated="360"/>
          </chart:series>
          <chart:series chart:style-name="ch12" chart:values-cell-range-address="circle_r15.B1:circle_r15.B360" chart:class="chart:line">
            <chart:data-point chart:repeated="360"/>
          </chart:series>
          <chart:series chart:style-name="ch13" chart:values-cell-range-address="circle_r20.B1:circle_r20.B360" chart:class="chart:line">
            <chart:data-point chart:repeated="3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circle_r1.A1:circle_r1.A360">0</text:p>
              </table:table-cell>
              <table:table-cell office:value-type="float" office:value="0.16">
                <text:p text:id="circle_r1.B1:circle_r1.B360">0.16</text:p>
              </table:table-cell>
              <table:table-cell office:value-type="float" office:value="0.160341">
                <text:p text:id="circle_r5.B1:circle_r5.B360">0.160341</text:p>
              </table:table-cell>
              <table:table-cell office:value-type="float" office:value="0.159341">
                <text:p text:id="circle_r10.B1:circle_r10.B360">0.159341</text:p>
              </table:table-cell>
              <table:table-cell office:value-type="float" office:value="0.15921">
                <text:p text:id="circle_r15.B1:circle_r15.B360">0.15921</text:p>
              </table:table-cell>
              <table:table-cell office:value-type="float" office:value="0.15918">
                <text:p text:id="circle_r20.B1:circle_r20.B360">0.159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69">
                <text:p>0.159769</text:p>
              </table:table-cell>
              <table:table-cell office:value-type="float" office:value="0.15949">
                <text:p>0.15949</text:p>
              </table:table-cell>
              <table:table-cell office:value-type="float" office:value="0.159237">
                <text:p>0.159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28">
                <text:p>0.15928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297">
                <text:p>0.159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28">
                <text:p>0.15928</text:p>
              </table:table-cell>
              <table:table-cell office:value-type="float" office:value="0.15937">
                <text:p>0.159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6">
                <text:p>0.156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59">
                <text:p>0.159759</text:p>
              </table:table-cell>
              <table:table-cell office:value-type="float" office:value="0.159388">
                <text:p>0.159388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549">
                <text:p>0.159549</text:p>
              </table:table-cell>
              <table:table-cell office:value-type="float" office:value="0.159261">
                <text:p>0.159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468">
                <text:p>0.159468</text:p>
              </table:table-cell>
              <table:table-cell office:value-type="float" office:value="0.159239">
                <text:p>0.159239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318">
                <text:p>0.159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202">
                <text:p>0.159202</text:p>
              </table:table-cell>
              <table:table-cell office:value-type="float" office:value="0.159298">
                <text:p>0.159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6019">
                <text:p>0.16019</text:p>
              </table:table-cell>
              <table:table-cell office:value-type="float" office:value="0.159378">
                <text:p>0.159378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36">
                <text:p>0.159436</text:p>
              </table:table-cell>
              <table:table-cell office:value-type="float" office:value="0.159524">
                <text:p>0.159524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145">
                <text:p>0.159145</text:p>
              </table:table-cell>
              <table:table-cell office:value-type="float" office:value="0.159433">
                <text:p>0.159433</text:p>
              </table:table-cell>
              <table:table-cell office:value-type="float" office:value="0.159305">
                <text:p>0.159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557">
                <text:p>0.159557</text:p>
              </table:table-cell>
              <table:table-cell office:value-type="float" office:value="0.15933">
                <text:p>0.15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397">
                <text:p>0.159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46">
                <text:p>0.159446</text:p>
              </table:table-cell>
              <table:table-cell office:value-type="float" office:value="0.159321">
                <text:p>0.1593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22">
                <text:p>0.16022</text:p>
              </table:table-cell>
              <table:table-cell office:value-type="float" office:value="0.159601">
                <text:p>0.159601</text:p>
              </table:table-cell>
              <table:table-cell office:value-type="float" office:value="0.159368">
                <text:p>0.1593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19">
                <text:p>0.16019</text:p>
              </table:table-cell>
              <table:table-cell office:value-type="float" office:value="0.159442">
                <text:p>0.159442</text:p>
              </table:table-cell>
              <table:table-cell office:value-type="float" office:value="0.159303">
                <text:p>0.1593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03">
                <text:p>0.16003</text:p>
              </table:table-cell>
              <table:table-cell office:value-type="float" office:value="0.159564">
                <text:p>0.159564</text:p>
              </table:table-cell>
              <table:table-cell office:value-type="float" office:value="0.15935">
                <text:p>0.159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52">
                <text:p>0.159452</text:p>
              </table:table-cell>
              <table:table-cell office:value-type="float" office:value="0.159381">
                <text:p>0.159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568">
                <text:p>0.16568</text:p>
              </table:table-cell>
              <table:table-cell office:value-type="float" office:value="0.162729">
                <text:p>0.162729</text:p>
              </table:table-cell>
              <table:table-cell office:value-type="float" office:value="0.1599">
                <text:p>0.1599</text:p>
              </table:table-cell>
              <table:table-cell office:value-type="float" office:value="0.15937">
                <text:p>0.15937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296">
                <text:p>0.159296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88">
                <text:p>0.15988</text:p>
              </table:table-cell>
              <table:table-cell office:value-type="float" office:value="0.15941">
                <text:p>0.15941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88">
                <text:p>0.15988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232">
                <text:p>0.1592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522">
                <text:p>0.159522</text:p>
              </table:table-cell>
              <table:table-cell office:value-type="float" office:value="0.159276">
                <text:p>0.1592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">
                <text:p>0.1593</text:p>
              </table:table-cell>
              <table:table-cell office:value-type="float" office:value="0.159294">
                <text:p>0.1592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">
                <text:p>0.1593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97">
                <text:p>0.15997</text:p>
              </table:table-cell>
              <table:table-cell office:value-type="float" office:value="0.159467">
                <text:p>0.159467</text:p>
              </table:table-cell>
              <table:table-cell office:value-type="float" office:value="0.15926">
                <text:p>0.159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8148">
                <text:p>0.14814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7">
                <text:p>0.15997</text:p>
              </table:table-cell>
              <table:table-cell office:value-type="float" office:value="0.159276">
                <text:p>0.159276</text:p>
              </table:table-cell>
              <table:table-cell office:value-type="float" office:value="0.15931">
                <text:p>0.159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3905">
                <text:p>0.163905</text:p>
              </table:table-cell>
              <table:table-cell office:value-type="float" office:value="0.15979">
                <text:p>0.15979</text:p>
              </table:table-cell>
              <table:table-cell office:value-type="float" office:value="0.159469">
                <text:p>0.159469</text:p>
              </table:table-cell>
              <table:table-cell office:value-type="float" office:value="0.159317">
                <text:p>0.1593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337">
                <text:p>0.162337</text:p>
              </table:table-cell>
              <table:table-cell office:value-type="float" office:value="0.159545">
                <text:p>0.159545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302">
                <text:p>0.1593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537">
                <text:p>0.159537</text:p>
              </table:table-cell>
              <table:table-cell office:value-type="float" office:value="0.159325">
                <text:p>0.1593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3">
                <text:p>0.15943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58">
                <text:p>0.159358</text:p>
              </table:table-cell>
              <table:table-cell office:value-type="float" office:value="0.159301">
                <text:p>0.1593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327">
                <text:p>0.1593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44">
                <text:p>0.159844</text:p>
              </table:table-cell>
              <table:table-cell office:value-type="float" office:value="0.159379">
                <text:p>0.159379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613">
                <text:p>0.162613</text:p>
              </table:table-cell>
              <table:table-cell office:value-type="float" office:value="0.159603">
                <text:p>0.159603</text:p>
              </table:table-cell>
              <table:table-cell office:value-type="float" office:value="0.159494">
                <text:p>0.159494</text:p>
              </table:table-cell>
              <table:table-cell office:value-type="float" office:value="0.159248">
                <text:p>0.1592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902">
                <text:p>0.162902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33">
                <text:p>0.15933</text:p>
              </table:table-cell>
              <table:table-cell office:value-type="float" office:value="0.159242">
                <text:p>0.1592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005">
                <text:p>0.160005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19">
                <text:p>0.16019</text:p>
              </table:table-cell>
              <table:table-cell office:value-type="float" office:value="0.159361">
                <text:p>0.159361</text:p>
              </table:table-cell>
              <table:table-cell office:value-type="float" office:value="0.159245">
                <text:p>0.1592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59664">
                <text:p>0.159664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266">
                <text:p>0.161266</text:p>
              </table:table-cell>
              <table:table-cell office:value-type="float" office:value="0.159282">
                <text:p>0.159282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29">
                <text:p>0.159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59664">
                <text:p>0.159664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19">
                <text:p>0.16019</text:p>
              </table:table-cell>
              <table:table-cell office:value-type="float" office:value="0.159361">
                <text:p>0.159361</text:p>
              </table:table-cell>
              <table:table-cell office:value-type="float" office:value="0.159245">
                <text:p>0.1592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005">
                <text:p>0.160005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902">
                <text:p>0.162902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33">
                <text:p>0.15933</text:p>
              </table:table-cell>
              <table:table-cell office:value-type="float" office:value="0.159242">
                <text:p>0.1592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613">
                <text:p>0.162613</text:p>
              </table:table-cell>
              <table:table-cell office:value-type="float" office:value="0.159603">
                <text:p>0.159603</text:p>
              </table:table-cell>
              <table:table-cell office:value-type="float" office:value="0.159494">
                <text:p>0.159494</text:p>
              </table:table-cell>
              <table:table-cell office:value-type="float" office:value="0.159248">
                <text:p>0.1592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44">
                <text:p>0.159844</text:p>
              </table:table-cell>
              <table:table-cell office:value-type="float" office:value="0.159379">
                <text:p>0.159379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327">
                <text:p>0.1593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58">
                <text:p>0.159358</text:p>
              </table:table-cell>
              <table:table-cell office:value-type="float" office:value="0.159301">
                <text:p>0.1593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3">
                <text:p>0.15943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537">
                <text:p>0.159537</text:p>
              </table:table-cell>
              <table:table-cell office:value-type="float" office:value="0.159325">
                <text:p>0.1593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337">
                <text:p>0.162337</text:p>
              </table:table-cell>
              <table:table-cell office:value-type="float" office:value="0.159545">
                <text:p>0.159545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302">
                <text:p>0.1593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3905">
                <text:p>0.163905</text:p>
              </table:table-cell>
              <table:table-cell office:value-type="float" office:value="0.15979">
                <text:p>0.15979</text:p>
              </table:table-cell>
              <table:table-cell office:value-type="float" office:value="0.159469">
                <text:p>0.159469</text:p>
              </table:table-cell>
              <table:table-cell office:value-type="float" office:value="0.159317">
                <text:p>0.1593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48148">
                <text:p>0.14814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7">
                <text:p>0.15997</text:p>
              </table:table-cell>
              <table:table-cell office:value-type="float" office:value="0.159276">
                <text:p>0.159276</text:p>
              </table:table-cell>
              <table:table-cell office:value-type="float" office:value="0.15931">
                <text:p>0.159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97">
                <text:p>0.15997</text:p>
              </table:table-cell>
              <table:table-cell office:value-type="float" office:value="0.159467">
                <text:p>0.159467</text:p>
              </table:table-cell>
              <table:table-cell office:value-type="float" office:value="0.15926">
                <text:p>0.159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">
                <text:p>0.1593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">
                <text:p>0.1593</text:p>
              </table:table-cell>
              <table:table-cell office:value-type="float" office:value="0.159294">
                <text:p>0.1592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522">
                <text:p>0.159522</text:p>
              </table:table-cell>
              <table:table-cell office:value-type="float" office:value="0.159276">
                <text:p>0.1592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88">
                <text:p>0.15988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232">
                <text:p>0.1592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88">
                <text:p>0.15988</text:p>
              </table:table-cell>
              <table:table-cell office:value-type="float" office:value="0.15941">
                <text:p>0.15941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296">
                <text:p>0.159296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6568">
                <text:p>0.16568</text:p>
              </table:table-cell>
              <table:table-cell office:value-type="float" office:value="0.162729">
                <text:p>0.162729</text:p>
              </table:table-cell>
              <table:table-cell office:value-type="float" office:value="0.1599">
                <text:p>0.1599</text:p>
              </table:table-cell>
              <table:table-cell office:value-type="float" office:value="0.15937">
                <text:p>0.15937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52">
                <text:p>0.159452</text:p>
              </table:table-cell>
              <table:table-cell office:value-type="float" office:value="0.159381">
                <text:p>0.1593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03">
                <text:p>0.16003</text:p>
              </table:table-cell>
              <table:table-cell office:value-type="float" office:value="0.159564">
                <text:p>0.159564</text:p>
              </table:table-cell>
              <table:table-cell office:value-type="float" office:value="0.15935">
                <text:p>0.159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19">
                <text:p>0.16019</text:p>
              </table:table-cell>
              <table:table-cell office:value-type="float" office:value="0.159442">
                <text:p>0.159442</text:p>
              </table:table-cell>
              <table:table-cell office:value-type="float" office:value="0.159303">
                <text:p>0.1593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22">
                <text:p>0.16022</text:p>
              </table:table-cell>
              <table:table-cell office:value-type="float" office:value="0.159601">
                <text:p>0.159601</text:p>
              </table:table-cell>
              <table:table-cell office:value-type="float" office:value="0.159368">
                <text:p>0.1593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46">
                <text:p>0.159446</text:p>
              </table:table-cell>
              <table:table-cell office:value-type="float" office:value="0.159321">
                <text:p>0.1593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397">
                <text:p>0.1593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557">
                <text:p>0.159557</text:p>
              </table:table-cell>
              <table:table-cell office:value-type="float" office:value="0.15933">
                <text:p>0.159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145">
                <text:p>0.159145</text:p>
              </table:table-cell>
              <table:table-cell office:value-type="float" office:value="0.159433">
                <text:p>0.159433</text:p>
              </table:table-cell>
              <table:table-cell office:value-type="float" office:value="0.159305">
                <text:p>0.1593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36">
                <text:p>0.159436</text:p>
              </table:table-cell>
              <table:table-cell office:value-type="float" office:value="0.159524">
                <text:p>0.159524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6019">
                <text:p>0.16019</text:p>
              </table:table-cell>
              <table:table-cell office:value-type="float" office:value="0.159378">
                <text:p>0.159378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202">
                <text:p>0.159202</text:p>
              </table:table-cell>
              <table:table-cell office:value-type="float" office:value="0.159298">
                <text:p>0.159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318">
                <text:p>0.1593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468">
                <text:p>0.159468</text:p>
              </table:table-cell>
              <table:table-cell office:value-type="float" office:value="0.159239">
                <text:p>0.159239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549">
                <text:p>0.159549</text:p>
              </table:table-cell>
              <table:table-cell office:value-type="float" office:value="0.159261">
                <text:p>0.1592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6">
                <text:p>0.156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59">
                <text:p>0.159759</text:p>
              </table:table-cell>
              <table:table-cell office:value-type="float" office:value="0.159388">
                <text:p>0.159388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28">
                <text:p>0.15928</text:p>
              </table:table-cell>
              <table:table-cell office:value-type="float" office:value="0.15937">
                <text:p>0.15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297">
                <text:p>0.1592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28">
                <text:p>0.15928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69">
                <text:p>0.159769</text:p>
              </table:table-cell>
              <table:table-cell office:value-type="float" office:value="0.15949">
                <text:p>0.15949</text:p>
              </table:table-cell>
              <table:table-cell office:value-type="float" office:value="0.159237">
                <text:p>0.1592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6">
                <text:p>0.16</text:p>
              </table:table-cell>
              <table:table-cell office:value-type="float" office:value="0.160341">
                <text:p>0.160341</text:p>
              </table:table-cell>
              <table:table-cell office:value-type="float" office:value="0.159341">
                <text:p>0.159341</text:p>
              </table:table-cell>
              <table:table-cell office:value-type="float" office:value="0.15921">
                <text:p>0.15921</text:p>
              </table:table-cell>
              <table:table-cell office:value-type="float" office:value="0.15918">
                <text:p>0.15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817">
                <text:p>0.159817</text:p>
              </table:table-cell>
              <table:table-cell office:value-type="float" office:value="0.15949">
                <text:p>0.15949</text:p>
              </table:table-cell>
              <table:table-cell office:value-type="float" office:value="0.159237">
                <text:p>0.1592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28">
                <text:p>0.15928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297">
                <text:p>0.1592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28">
                <text:p>0.15928</text:p>
              </table:table-cell>
              <table:table-cell office:value-type="float" office:value="0.15937">
                <text:p>0.159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59">
                <text:p>0.159759</text:p>
              </table:table-cell>
              <table:table-cell office:value-type="float" office:value="0.159388">
                <text:p>0.159388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549">
                <text:p>0.159549</text:p>
              </table:table-cell>
              <table:table-cell office:value-type="float" office:value="0.159261">
                <text:p>0.1592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468">
                <text:p>0.159468</text:p>
              </table:table-cell>
              <table:table-cell office:value-type="float" office:value="0.159239">
                <text:p>0.159239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318">
                <text:p>0.1593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202">
                <text:p>0.159202</text:p>
              </table:table-cell>
              <table:table-cell office:value-type="float" office:value="0.159298">
                <text:p>0.1592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6019">
                <text:p>0.16019</text:p>
              </table:table-cell>
              <table:table-cell office:value-type="float" office:value="0.159378">
                <text:p>0.159378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36">
                <text:p>0.159436</text:p>
              </table:table-cell>
              <table:table-cell office:value-type="float" office:value="0.159524">
                <text:p>0.159524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145">
                <text:p>0.159145</text:p>
              </table:table-cell>
              <table:table-cell office:value-type="float" office:value="0.159433">
                <text:p>0.159433</text:p>
              </table:table-cell>
              <table:table-cell office:value-type="float" office:value="0.159305">
                <text:p>0.1593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557">
                <text:p>0.159557</text:p>
              </table:table-cell>
              <table:table-cell office:value-type="float" office:value="0.15933">
                <text:p>0.159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397">
                <text:p>0.1593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46">
                <text:p>0.159446</text:p>
              </table:table-cell>
              <table:table-cell office:value-type="float" office:value="0.159321">
                <text:p>0.1593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22">
                <text:p>0.16022</text:p>
              </table:table-cell>
              <table:table-cell office:value-type="float" office:value="0.159601">
                <text:p>0.159601</text:p>
              </table:table-cell>
              <table:table-cell office:value-type="float" office:value="0.159368">
                <text:p>0.159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19">
                <text:p>0.16019</text:p>
              </table:table-cell>
              <table:table-cell office:value-type="float" office:value="0.159442">
                <text:p>0.159442</text:p>
              </table:table-cell>
              <table:table-cell office:value-type="float" office:value="0.159303">
                <text:p>0.1593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03">
                <text:p>0.16003</text:p>
              </table:table-cell>
              <table:table-cell office:value-type="float" office:value="0.159564">
                <text:p>0.159564</text:p>
              </table:table-cell>
              <table:table-cell office:value-type="float" office:value="0.15935">
                <text:p>0.159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52">
                <text:p>0.159452</text:p>
              </table:table-cell>
              <table:table-cell office:value-type="float" office:value="0.159381">
                <text:p>0.1593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6568">
                <text:p>0.16568</text:p>
              </table:table-cell>
              <table:table-cell office:value-type="float" office:value="0.162729">
                <text:p>0.162729</text:p>
              </table:table-cell>
              <table:table-cell office:value-type="float" office:value="0.1599">
                <text:p>0.1599</text:p>
              </table:table-cell>
              <table:table-cell office:value-type="float" office:value="0.15937">
                <text:p>0.15937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296">
                <text:p>0.159296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88">
                <text:p>0.15988</text:p>
              </table:table-cell>
              <table:table-cell office:value-type="float" office:value="0.15941">
                <text:p>0.15941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88">
                <text:p>0.15988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232">
                <text:p>0.1592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522">
                <text:p>0.159522</text:p>
              </table:table-cell>
              <table:table-cell office:value-type="float" office:value="0.159276">
                <text:p>0.1592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">
                <text:p>0.1593</text:p>
              </table:table-cell>
              <table:table-cell office:value-type="float" office:value="0.159294">
                <text:p>0.1592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">
                <text:p>0.1593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97">
                <text:p>0.15997</text:p>
              </table:table-cell>
              <table:table-cell office:value-type="float" office:value="0.159467">
                <text:p>0.159467</text:p>
              </table:table-cell>
              <table:table-cell office:value-type="float" office:value="0.15926">
                <text:p>0.159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48148">
                <text:p>0.14814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7">
                <text:p>0.15997</text:p>
              </table:table-cell>
              <table:table-cell office:value-type="float" office:value="0.159276">
                <text:p>0.159276</text:p>
              </table:table-cell>
              <table:table-cell office:value-type="float" office:value="0.15931">
                <text:p>0.159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3905">
                <text:p>0.163905</text:p>
              </table:table-cell>
              <table:table-cell office:value-type="float" office:value="0.15979">
                <text:p>0.15979</text:p>
              </table:table-cell>
              <table:table-cell office:value-type="float" office:value="0.159469">
                <text:p>0.159469</text:p>
              </table:table-cell>
              <table:table-cell office:value-type="float" office:value="0.159317">
                <text:p>0.1593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337">
                <text:p>0.162337</text:p>
              </table:table-cell>
              <table:table-cell office:value-type="float" office:value="0.159545">
                <text:p>0.159545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302">
                <text:p>0.1593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537">
                <text:p>0.159537</text:p>
              </table:table-cell>
              <table:table-cell office:value-type="float" office:value="0.159325">
                <text:p>0.1593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3">
                <text:p>0.15943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58">
                <text:p>0.159358</text:p>
              </table:table-cell>
              <table:table-cell office:value-type="float" office:value="0.159301">
                <text:p>0.1593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327">
                <text:p>0.1593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44">
                <text:p>0.159844</text:p>
              </table:table-cell>
              <table:table-cell office:value-type="float" office:value="0.159379">
                <text:p>0.159379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613">
                <text:p>0.162613</text:p>
              </table:table-cell>
              <table:table-cell office:value-type="float" office:value="0.159603">
                <text:p>0.159603</text:p>
              </table:table-cell>
              <table:table-cell office:value-type="float" office:value="0.159494">
                <text:p>0.159494</text:p>
              </table:table-cell>
              <table:table-cell office:value-type="float" office:value="0.159248">
                <text:p>0.1592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902">
                <text:p>0.162902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33">
                <text:p>0.15933</text:p>
              </table:table-cell>
              <table:table-cell office:value-type="float" office:value="0.159242">
                <text:p>0.1592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005">
                <text:p>0.160005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19">
                <text:p>0.16019</text:p>
              </table:table-cell>
              <table:table-cell office:value-type="float" office:value="0.159361">
                <text:p>0.159361</text:p>
              </table:table-cell>
              <table:table-cell office:value-type="float" office:value="0.159245">
                <text:p>0.1592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59664">
                <text:p>0.159664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266">
                <text:p>0.161266</text:p>
              </table:table-cell>
              <table:table-cell office:value-type="float" office:value="0.159282">
                <text:p>0.159282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29">
                <text:p>0.159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59664">
                <text:p>0.159664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19">
                <text:p>0.16019</text:p>
              </table:table-cell>
              <table:table-cell office:value-type="float" office:value="0.159361">
                <text:p>0.159361</text:p>
              </table:table-cell>
              <table:table-cell office:value-type="float" office:value="0.159245">
                <text:p>0.1592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005">
                <text:p>0.160005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902">
                <text:p>0.162902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33">
                <text:p>0.15933</text:p>
              </table:table-cell>
              <table:table-cell office:value-type="float" office:value="0.159242">
                <text:p>0.1592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613">
                <text:p>0.162613</text:p>
              </table:table-cell>
              <table:table-cell office:value-type="float" office:value="0.159603">
                <text:p>0.159603</text:p>
              </table:table-cell>
              <table:table-cell office:value-type="float" office:value="0.159494">
                <text:p>0.159494</text:p>
              </table:table-cell>
              <table:table-cell office:value-type="float" office:value="0.159248">
                <text:p>0.1592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44">
                <text:p>0.159844</text:p>
              </table:table-cell>
              <table:table-cell office:value-type="float" office:value="0.159379">
                <text:p>0.159379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327">
                <text:p>0.1593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58">
                <text:p>0.159358</text:p>
              </table:table-cell>
              <table:table-cell office:value-type="float" office:value="0.159301">
                <text:p>0.1593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3">
                <text:p>0.15943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537">
                <text:p>0.159537</text:p>
              </table:table-cell>
              <table:table-cell office:value-type="float" office:value="0.159325">
                <text:p>0.1593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337">
                <text:p>0.162337</text:p>
              </table:table-cell>
              <table:table-cell office:value-type="float" office:value="0.159545">
                <text:p>0.159545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302">
                <text:p>0.1593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3905">
                <text:p>0.163905</text:p>
              </table:table-cell>
              <table:table-cell office:value-type="float" office:value="0.15979">
                <text:p>0.15979</text:p>
              </table:table-cell>
              <table:table-cell office:value-type="float" office:value="0.159469">
                <text:p>0.159469</text:p>
              </table:table-cell>
              <table:table-cell office:value-type="float" office:value="0.159317">
                <text:p>0.1593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8148">
                <text:p>0.14814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7">
                <text:p>0.15997</text:p>
              </table:table-cell>
              <table:table-cell office:value-type="float" office:value="0.159276">
                <text:p>0.159276</text:p>
              </table:table-cell>
              <table:table-cell office:value-type="float" office:value="0.15931">
                <text:p>0.159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97">
                <text:p>0.15997</text:p>
              </table:table-cell>
              <table:table-cell office:value-type="float" office:value="0.159467">
                <text:p>0.159467</text:p>
              </table:table-cell>
              <table:table-cell office:value-type="float" office:value="0.15926">
                <text:p>0.159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">
                <text:p>0.1593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">
                <text:p>0.1593</text:p>
              </table:table-cell>
              <table:table-cell office:value-type="float" office:value="0.159294">
                <text:p>0.1592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522">
                <text:p>0.159522</text:p>
              </table:table-cell>
              <table:table-cell office:value-type="float" office:value="0.159276">
                <text:p>0.1592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88">
                <text:p>0.15988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232">
                <text:p>0.1592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88">
                <text:p>0.15988</text:p>
              </table:table-cell>
              <table:table-cell office:value-type="float" office:value="0.15941">
                <text:p>0.15941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296">
                <text:p>0.159296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6568">
                <text:p>0.16568</text:p>
              </table:table-cell>
              <table:table-cell office:value-type="float" office:value="0.162729">
                <text:p>0.162729</text:p>
              </table:table-cell>
              <table:table-cell office:value-type="float" office:value="0.1599">
                <text:p>0.1599</text:p>
              </table:table-cell>
              <table:table-cell office:value-type="float" office:value="0.15937">
                <text:p>0.15937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52">
                <text:p>0.159452</text:p>
              </table:table-cell>
              <table:table-cell office:value-type="float" office:value="0.159394">
                <text:p>0.1593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03">
                <text:p>0.16003</text:p>
              </table:table-cell>
              <table:table-cell office:value-type="float" office:value="0.159564">
                <text:p>0.159564</text:p>
              </table:table-cell>
              <table:table-cell office:value-type="float" office:value="0.15935">
                <text:p>0.159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19">
                <text:p>0.16019</text:p>
              </table:table-cell>
              <table:table-cell office:value-type="float" office:value="0.159442">
                <text:p>0.159442</text:p>
              </table:table-cell>
              <table:table-cell office:value-type="float" office:value="0.159303">
                <text:p>0.1593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22">
                <text:p>0.16022</text:p>
              </table:table-cell>
              <table:table-cell office:value-type="float" office:value="0.159601">
                <text:p>0.159601</text:p>
              </table:table-cell>
              <table:table-cell office:value-type="float" office:value="0.159368">
                <text:p>0.1593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46">
                <text:p>0.159446</text:p>
              </table:table-cell>
              <table:table-cell office:value-type="float" office:value="0.159321">
                <text:p>0.1593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397">
                <text:p>0.1593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557">
                <text:p>0.159557</text:p>
              </table:table-cell>
              <table:table-cell office:value-type="float" office:value="0.15933">
                <text:p>0.159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145">
                <text:p>0.159145</text:p>
              </table:table-cell>
              <table:table-cell office:value-type="float" office:value="0.159433">
                <text:p>0.159433</text:p>
              </table:table-cell>
              <table:table-cell office:value-type="float" office:value="0.159305">
                <text:p>0.1593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36">
                <text:p>0.159436</text:p>
              </table:table-cell>
              <table:table-cell office:value-type="float" office:value="0.159524">
                <text:p>0.159524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6019">
                <text:p>0.16019</text:p>
              </table:table-cell>
              <table:table-cell office:value-type="float" office:value="0.159378">
                <text:p>0.159378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202">
                <text:p>0.159202</text:p>
              </table:table-cell>
              <table:table-cell office:value-type="float" office:value="0.159298">
                <text:p>0.1592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318">
                <text:p>0.1593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468">
                <text:p>0.159468</text:p>
              </table:table-cell>
              <table:table-cell office:value-type="float" office:value="0.159239">
                <text:p>0.159239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549">
                <text:p>0.159549</text:p>
              </table:table-cell>
              <table:table-cell office:value-type="float" office:value="0.159261">
                <text:p>0.1592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59279">
                <text:p>0.159279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59">
                <text:p>0.159759</text:p>
              </table:table-cell>
              <table:table-cell office:value-type="float" office:value="0.159388">
                <text:p>0.159388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28">
                <text:p>0.15928</text:p>
              </table:table-cell>
              <table:table-cell office:value-type="float" office:value="0.15937">
                <text:p>0.159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297">
                <text:p>0.1592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28">
                <text:p>0.15928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9">
                <text:p>0.15949</text:p>
              </table:table-cell>
              <table:table-cell office:value-type="float" office:value="0.159237">
                <text:p>0.1592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6">
                <text:p>0.16</text:p>
              </table:table-cell>
              <table:table-cell office:value-type="float" office:value="0.160341">
                <text:p>0.160341</text:p>
              </table:table-cell>
              <table:table-cell office:value-type="float" office:value="0.159341">
                <text:p>0.159341</text:p>
              </table:table-cell>
              <table:table-cell office:value-type="float" office:value="0.15921">
                <text:p>0.15921</text:p>
              </table:table-cell>
              <table:table-cell office:value-type="float" office:value="0.15918">
                <text:p>0.159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69">
                <text:p>0.159769</text:p>
              </table:table-cell>
              <table:table-cell office:value-type="float" office:value="0.15949">
                <text:p>0.15949</text:p>
              </table:table-cell>
              <table:table-cell office:value-type="float" office:value="0.159237">
                <text:p>0.1592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28">
                <text:p>0.15928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297">
                <text:p>0.1592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28">
                <text:p>0.15928</text:p>
              </table:table-cell>
              <table:table-cell office:value-type="float" office:value="0.15937">
                <text:p>0.159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56">
                <text:p>0.156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59">
                <text:p>0.159759</text:p>
              </table:table-cell>
              <table:table-cell office:value-type="float" office:value="0.159388">
                <text:p>0.159388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549">
                <text:p>0.159549</text:p>
              </table:table-cell>
              <table:table-cell office:value-type="float" office:value="0.159261">
                <text:p>0.1592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468">
                <text:p>0.159468</text:p>
              </table:table-cell>
              <table:table-cell office:value-type="float" office:value="0.159239">
                <text:p>0.159239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318">
                <text:p>0.1593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202">
                <text:p>0.159202</text:p>
              </table:table-cell>
              <table:table-cell office:value-type="float" office:value="0.159298">
                <text:p>0.1592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6019">
                <text:p>0.16019</text:p>
              </table:table-cell>
              <table:table-cell office:value-type="float" office:value="0.159378">
                <text:p>0.159378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36">
                <text:p>0.159436</text:p>
              </table:table-cell>
              <table:table-cell office:value-type="float" office:value="0.159524">
                <text:p>0.159524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145">
                <text:p>0.159145</text:p>
              </table:table-cell>
              <table:table-cell office:value-type="float" office:value="0.159433">
                <text:p>0.159433</text:p>
              </table:table-cell>
              <table:table-cell office:value-type="float" office:value="0.159305">
                <text:p>0.1593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557">
                <text:p>0.159557</text:p>
              </table:table-cell>
              <table:table-cell office:value-type="float" office:value="0.15933">
                <text:p>0.159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397">
                <text:p>0.1593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46">
                <text:p>0.159446</text:p>
              </table:table-cell>
              <table:table-cell office:value-type="float" office:value="0.159321">
                <text:p>0.1593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22">
                <text:p>0.16022</text:p>
              </table:table-cell>
              <table:table-cell office:value-type="float" office:value="0.159601">
                <text:p>0.159601</text:p>
              </table:table-cell>
              <table:table-cell office:value-type="float" office:value="0.159368">
                <text:p>0.1593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19">
                <text:p>0.16019</text:p>
              </table:table-cell>
              <table:table-cell office:value-type="float" office:value="0.159442">
                <text:p>0.159442</text:p>
              </table:table-cell>
              <table:table-cell office:value-type="float" office:value="0.159303">
                <text:p>0.1593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03">
                <text:p>0.16003</text:p>
              </table:table-cell>
              <table:table-cell office:value-type="float" office:value="0.159564">
                <text:p>0.159564</text:p>
              </table:table-cell>
              <table:table-cell office:value-type="float" office:value="0.15935">
                <text:p>0.159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52">
                <text:p>0.159452</text:p>
              </table:table-cell>
              <table:table-cell office:value-type="float" office:value="0.159394">
                <text:p>0.1593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6568">
                <text:p>0.16568</text:p>
              </table:table-cell>
              <table:table-cell office:value-type="float" office:value="0.162729">
                <text:p>0.162729</text:p>
              </table:table-cell>
              <table:table-cell office:value-type="float" office:value="0.1599">
                <text:p>0.1599</text:p>
              </table:table-cell>
              <table:table-cell office:value-type="float" office:value="0.15937">
                <text:p>0.15937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296">
                <text:p>0.159296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88">
                <text:p>0.15988</text:p>
              </table:table-cell>
              <table:table-cell office:value-type="float" office:value="0.15941">
                <text:p>0.15941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88">
                <text:p>0.15988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232">
                <text:p>0.1592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522">
                <text:p>0.159522</text:p>
              </table:table-cell>
              <table:table-cell office:value-type="float" office:value="0.159276">
                <text:p>0.1592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">
                <text:p>0.1593</text:p>
              </table:table-cell>
              <table:table-cell office:value-type="float" office:value="0.159294">
                <text:p>0.1592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">
                <text:p>0.1593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97">
                <text:p>0.15997</text:p>
              </table:table-cell>
              <table:table-cell office:value-type="float" office:value="0.159467">
                <text:p>0.159467</text:p>
              </table:table-cell>
              <table:table-cell office:value-type="float" office:value="0.15926">
                <text:p>0.159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48148">
                <text:p>0.14814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7">
                <text:p>0.15997</text:p>
              </table:table-cell>
              <table:table-cell office:value-type="float" office:value="0.159276">
                <text:p>0.159276</text:p>
              </table:table-cell>
              <table:table-cell office:value-type="float" office:value="0.15931">
                <text:p>0.159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3905">
                <text:p>0.163905</text:p>
              </table:table-cell>
              <table:table-cell office:value-type="float" office:value="0.15979">
                <text:p>0.15979</text:p>
              </table:table-cell>
              <table:table-cell office:value-type="float" office:value="0.159469">
                <text:p>0.159469</text:p>
              </table:table-cell>
              <table:table-cell office:value-type="float" office:value="0.159317">
                <text:p>0.1593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337">
                <text:p>0.162337</text:p>
              </table:table-cell>
              <table:table-cell office:value-type="float" office:value="0.159545">
                <text:p>0.159545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302">
                <text:p>0.1593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537">
                <text:p>0.159537</text:p>
              </table:table-cell>
              <table:table-cell office:value-type="float" office:value="0.159325">
                <text:p>0.1593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3">
                <text:p>0.15943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58">
                <text:p>0.159358</text:p>
              </table:table-cell>
              <table:table-cell office:value-type="float" office:value="0.159301">
                <text:p>0.1593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327">
                <text:p>0.1593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44">
                <text:p>0.159844</text:p>
              </table:table-cell>
              <table:table-cell office:value-type="float" office:value="0.159379">
                <text:p>0.159379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613">
                <text:p>0.162613</text:p>
              </table:table-cell>
              <table:table-cell office:value-type="float" office:value="0.159603">
                <text:p>0.159603</text:p>
              </table:table-cell>
              <table:table-cell office:value-type="float" office:value="0.159494">
                <text:p>0.159494</text:p>
              </table:table-cell>
              <table:table-cell office:value-type="float" office:value="0.159248">
                <text:p>0.1592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902">
                <text:p>0.162902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33">
                <text:p>0.15933</text:p>
              </table:table-cell>
              <table:table-cell office:value-type="float" office:value="0.159242">
                <text:p>0.1592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005">
                <text:p>0.160005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19">
                <text:p>0.16019</text:p>
              </table:table-cell>
              <table:table-cell office:value-type="float" office:value="0.159361">
                <text:p>0.159361</text:p>
              </table:table-cell>
              <table:table-cell office:value-type="float" office:value="0.159245">
                <text:p>0.1592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59664">
                <text:p>0.159664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266">
                <text:p>0.161266</text:p>
              </table:table-cell>
              <table:table-cell office:value-type="float" office:value="0.159282">
                <text:p>0.159282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29">
                <text:p>0.159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59664">
                <text:p>0.159664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19">
                <text:p>0.16019</text:p>
              </table:table-cell>
              <table:table-cell office:value-type="float" office:value="0.159361">
                <text:p>0.159361</text:p>
              </table:table-cell>
              <table:table-cell office:value-type="float" office:value="0.159245">
                <text:p>0.1592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005">
                <text:p>0.160005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902">
                <text:p>0.162902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33">
                <text:p>0.15933</text:p>
              </table:table-cell>
              <table:table-cell office:value-type="float" office:value="0.159242">
                <text:p>0.1592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613">
                <text:p>0.162613</text:p>
              </table:table-cell>
              <table:table-cell office:value-type="float" office:value="0.159603">
                <text:p>0.159603</text:p>
              </table:table-cell>
              <table:table-cell office:value-type="float" office:value="0.159494">
                <text:p>0.159494</text:p>
              </table:table-cell>
              <table:table-cell office:value-type="float" office:value="0.159248">
                <text:p>0.1592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44">
                <text:p>0.159844</text:p>
              </table:table-cell>
              <table:table-cell office:value-type="float" office:value="0.159379">
                <text:p>0.159379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327">
                <text:p>0.1593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58">
                <text:p>0.159358</text:p>
              </table:table-cell>
              <table:table-cell office:value-type="float" office:value="0.159301">
                <text:p>0.1593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3">
                <text:p>0.15943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537">
                <text:p>0.159537</text:p>
              </table:table-cell>
              <table:table-cell office:value-type="float" office:value="0.159325">
                <text:p>0.1593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337">
                <text:p>0.162337</text:p>
              </table:table-cell>
              <table:table-cell office:value-type="float" office:value="0.159545">
                <text:p>0.159545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302">
                <text:p>0.1593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3905">
                <text:p>0.163905</text:p>
              </table:table-cell>
              <table:table-cell office:value-type="float" office:value="0.15979">
                <text:p>0.15979</text:p>
              </table:table-cell>
              <table:table-cell office:value-type="float" office:value="0.159469">
                <text:p>0.159469</text:p>
              </table:table-cell>
              <table:table-cell office:value-type="float" office:value="0.159317">
                <text:p>0.1593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48148">
                <text:p>0.14814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7">
                <text:p>0.15997</text:p>
              </table:table-cell>
              <table:table-cell office:value-type="float" office:value="0.159276">
                <text:p>0.159276</text:p>
              </table:table-cell>
              <table:table-cell office:value-type="float" office:value="0.15931">
                <text:p>0.159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97">
                <text:p>0.15997</text:p>
              </table:table-cell>
              <table:table-cell office:value-type="float" office:value="0.159467">
                <text:p>0.159467</text:p>
              </table:table-cell>
              <table:table-cell office:value-type="float" office:value="0.15926">
                <text:p>0.159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">
                <text:p>0.1593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">
                <text:p>0.1593</text:p>
              </table:table-cell>
              <table:table-cell office:value-type="float" office:value="0.159294">
                <text:p>0.1592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522">
                <text:p>0.159522</text:p>
              </table:table-cell>
              <table:table-cell office:value-type="float" office:value="0.159276">
                <text:p>0.1592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88">
                <text:p>0.15988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232">
                <text:p>0.1592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88">
                <text:p>0.15988</text:p>
              </table:table-cell>
              <table:table-cell office:value-type="float" office:value="0.15941">
                <text:p>0.15941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296">
                <text:p>0.159296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6568">
                <text:p>0.16568</text:p>
              </table:table-cell>
              <table:table-cell office:value-type="float" office:value="0.162729">
                <text:p>0.162729</text:p>
              </table:table-cell>
              <table:table-cell office:value-type="float" office:value="0.1599">
                <text:p>0.1599</text:p>
              </table:table-cell>
              <table:table-cell office:value-type="float" office:value="0.15937">
                <text:p>0.15937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52">
                <text:p>0.159452</text:p>
              </table:table-cell>
              <table:table-cell office:value-type="float" office:value="0.159394">
                <text:p>0.1593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03">
                <text:p>0.16003</text:p>
              </table:table-cell>
              <table:table-cell office:value-type="float" office:value="0.159564">
                <text:p>0.159564</text:p>
              </table:table-cell>
              <table:table-cell office:value-type="float" office:value="0.15935">
                <text:p>0.159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19">
                <text:p>0.16019</text:p>
              </table:table-cell>
              <table:table-cell office:value-type="float" office:value="0.159442">
                <text:p>0.159442</text:p>
              </table:table-cell>
              <table:table-cell office:value-type="float" office:value="0.159303">
                <text:p>0.1593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22">
                <text:p>0.16022</text:p>
              </table:table-cell>
              <table:table-cell office:value-type="float" office:value="0.159601">
                <text:p>0.159601</text:p>
              </table:table-cell>
              <table:table-cell office:value-type="float" office:value="0.159368">
                <text:p>0.1593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46">
                <text:p>0.159446</text:p>
              </table:table-cell>
              <table:table-cell office:value-type="float" office:value="0.159321">
                <text:p>0.15932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397">
                <text:p>0.1593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557">
                <text:p>0.159557</text:p>
              </table:table-cell>
              <table:table-cell office:value-type="float" office:value="0.15933">
                <text:p>0.159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145">
                <text:p>0.159145</text:p>
              </table:table-cell>
              <table:table-cell office:value-type="float" office:value="0.159433">
                <text:p>0.159433</text:p>
              </table:table-cell>
              <table:table-cell office:value-type="float" office:value="0.159305">
                <text:p>0.1593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36">
                <text:p>0.159436</text:p>
              </table:table-cell>
              <table:table-cell office:value-type="float" office:value="0.159524">
                <text:p>0.159524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6019">
                <text:p>0.16019</text:p>
              </table:table-cell>
              <table:table-cell office:value-type="float" office:value="0.159378">
                <text:p>0.159378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202">
                <text:p>0.159202</text:p>
              </table:table-cell>
              <table:table-cell office:value-type="float" office:value="0.159298">
                <text:p>0.1592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318">
                <text:p>0.1593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468">
                <text:p>0.159468</text:p>
              </table:table-cell>
              <table:table-cell office:value-type="float" office:value="0.159239">
                <text:p>0.159239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549">
                <text:p>0.159549</text:p>
              </table:table-cell>
              <table:table-cell office:value-type="float" office:value="0.159261">
                <text:p>0.1592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56">
                <text:p>0.156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59">
                <text:p>0.159759</text:p>
              </table:table-cell>
              <table:table-cell office:value-type="float" office:value="0.159388">
                <text:p>0.159388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28">
                <text:p>0.15928</text:p>
              </table:table-cell>
              <table:table-cell office:value-type="float" office:value="0.15937">
                <text:p>0.159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297">
                <text:p>0.1592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28">
                <text:p>0.15928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69">
                <text:p>0.159769</text:p>
              </table:table-cell>
              <table:table-cell office:value-type="float" office:value="0.15949">
                <text:p>0.15949</text:p>
              </table:table-cell>
              <table:table-cell office:value-type="float" office:value="0.159237">
                <text:p>0.1592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6">
                <text:p>0.16</text:p>
              </table:table-cell>
              <table:table-cell office:value-type="float" office:value="0.160341">
                <text:p>0.160341</text:p>
              </table:table-cell>
              <table:table-cell office:value-type="float" office:value="0.159341">
                <text:p>0.159341</text:p>
              </table:table-cell>
              <table:table-cell office:value-type="float" office:value="0.15921">
                <text:p>0.15921</text:p>
              </table:table-cell>
              <table:table-cell office:value-type="float" office:value="0.15918">
                <text:p>0.159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9">
                <text:p>0.15949</text:p>
              </table:table-cell>
              <table:table-cell office:value-type="float" office:value="0.159237">
                <text:p>0.1592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28">
                <text:p>0.15928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297">
                <text:p>0.1592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28">
                <text:p>0.15928</text:p>
              </table:table-cell>
              <table:table-cell office:value-type="float" office:value="0.15937">
                <text:p>0.159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59279">
                <text:p>0.159279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59">
                <text:p>0.159759</text:p>
              </table:table-cell>
              <table:table-cell office:value-type="float" office:value="0.159388">
                <text:p>0.159388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549">
                <text:p>0.159549</text:p>
              </table:table-cell>
              <table:table-cell office:value-type="float" office:value="0.159261">
                <text:p>0.1592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468">
                <text:p>0.159468</text:p>
              </table:table-cell>
              <table:table-cell office:value-type="float" office:value="0.159239">
                <text:p>0.159239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318">
                <text:p>0.1593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202">
                <text:p>0.159202</text:p>
              </table:table-cell>
              <table:table-cell office:value-type="float" office:value="0.159298">
                <text:p>0.1592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6019">
                <text:p>0.16019</text:p>
              </table:table-cell>
              <table:table-cell office:value-type="float" office:value="0.159378">
                <text:p>0.159378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36">
                <text:p>0.159436</text:p>
              </table:table-cell>
              <table:table-cell office:value-type="float" office:value="0.159524">
                <text:p>0.159524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145">
                <text:p>0.159145</text:p>
              </table:table-cell>
              <table:table-cell office:value-type="float" office:value="0.159433">
                <text:p>0.159433</text:p>
              </table:table-cell>
              <table:table-cell office:value-type="float" office:value="0.159305">
                <text:p>0.1593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557">
                <text:p>0.159557</text:p>
              </table:table-cell>
              <table:table-cell office:value-type="float" office:value="0.15933">
                <text:p>0.159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397">
                <text:p>0.1593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46">
                <text:p>0.159446</text:p>
              </table:table-cell>
              <table:table-cell office:value-type="float" office:value="0.159321">
                <text:p>0.1593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22">
                <text:p>0.16022</text:p>
              </table:table-cell>
              <table:table-cell office:value-type="float" office:value="0.159601">
                <text:p>0.159601</text:p>
              </table:table-cell>
              <table:table-cell office:value-type="float" office:value="0.159368">
                <text:p>0.1593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19">
                <text:p>0.16019</text:p>
              </table:table-cell>
              <table:table-cell office:value-type="float" office:value="0.159442">
                <text:p>0.159442</text:p>
              </table:table-cell>
              <table:table-cell office:value-type="float" office:value="0.159303">
                <text:p>0.1593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03">
                <text:p>0.16003</text:p>
              </table:table-cell>
              <table:table-cell office:value-type="float" office:value="0.159564">
                <text:p>0.159564</text:p>
              </table:table-cell>
              <table:table-cell office:value-type="float" office:value="0.15935">
                <text:p>0.159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52">
                <text:p>0.159452</text:p>
              </table:table-cell>
              <table:table-cell office:value-type="float" office:value="0.159394">
                <text:p>0.1593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6568">
                <text:p>0.16568</text:p>
              </table:table-cell>
              <table:table-cell office:value-type="float" office:value="0.162729">
                <text:p>0.162729</text:p>
              </table:table-cell>
              <table:table-cell office:value-type="float" office:value="0.1599">
                <text:p>0.1599</text:p>
              </table:table-cell>
              <table:table-cell office:value-type="float" office:value="0.15937">
                <text:p>0.15937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296">
                <text:p>0.159296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88">
                <text:p>0.15988</text:p>
              </table:table-cell>
              <table:table-cell office:value-type="float" office:value="0.15941">
                <text:p>0.15941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88">
                <text:p>0.15988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232">
                <text:p>0.1592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522">
                <text:p>0.159522</text:p>
              </table:table-cell>
              <table:table-cell office:value-type="float" office:value="0.159276">
                <text:p>0.1592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">
                <text:p>0.1593</text:p>
              </table:table-cell>
              <table:table-cell office:value-type="float" office:value="0.159294">
                <text:p>0.1592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">
                <text:p>0.1593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97">
                <text:p>0.15997</text:p>
              </table:table-cell>
              <table:table-cell office:value-type="float" office:value="0.159467">
                <text:p>0.159467</text:p>
              </table:table-cell>
              <table:table-cell office:value-type="float" office:value="0.15926">
                <text:p>0.159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48148">
                <text:p>0.14814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7">
                <text:p>0.15997</text:p>
              </table:table-cell>
              <table:table-cell office:value-type="float" office:value="0.159276">
                <text:p>0.159276</text:p>
              </table:table-cell>
              <table:table-cell office:value-type="float" office:value="0.15931">
                <text:p>0.159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3905">
                <text:p>0.163905</text:p>
              </table:table-cell>
              <table:table-cell office:value-type="float" office:value="0.15979">
                <text:p>0.15979</text:p>
              </table:table-cell>
              <table:table-cell office:value-type="float" office:value="0.159469">
                <text:p>0.159469</text:p>
              </table:table-cell>
              <table:table-cell office:value-type="float" office:value="0.159317">
                <text:p>0.1593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337">
                <text:p>0.162337</text:p>
              </table:table-cell>
              <table:table-cell office:value-type="float" office:value="0.159545">
                <text:p>0.159545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302">
                <text:p>0.1593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537">
                <text:p>0.159537</text:p>
              </table:table-cell>
              <table:table-cell office:value-type="float" office:value="0.159325">
                <text:p>0.1593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3">
                <text:p>0.15943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58">
                <text:p>0.159358</text:p>
              </table:table-cell>
              <table:table-cell office:value-type="float" office:value="0.159301">
                <text:p>0.1593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327">
                <text:p>0.1593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44">
                <text:p>0.159844</text:p>
              </table:table-cell>
              <table:table-cell office:value-type="float" office:value="0.159379">
                <text:p>0.159379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613">
                <text:p>0.162613</text:p>
              </table:table-cell>
              <table:table-cell office:value-type="float" office:value="0.159603">
                <text:p>0.159603</text:p>
              </table:table-cell>
              <table:table-cell office:value-type="float" office:value="0.159494">
                <text:p>0.159494</text:p>
              </table:table-cell>
              <table:table-cell office:value-type="float" office:value="0.159248">
                <text:p>0.1592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902">
                <text:p>0.162902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33">
                <text:p>0.15933</text:p>
              </table:table-cell>
              <table:table-cell office:value-type="float" office:value="0.159242">
                <text:p>0.1592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005">
                <text:p>0.160005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19">
                <text:p>0.16019</text:p>
              </table:table-cell>
              <table:table-cell office:value-type="float" office:value="0.159361">
                <text:p>0.159361</text:p>
              </table:table-cell>
              <table:table-cell office:value-type="float" office:value="0.159245">
                <text:p>0.1592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59664">
                <text:p>0.159664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266">
                <text:p>0.161266</text:p>
              </table:table-cell>
              <table:table-cell office:value-type="float" office:value="0.159282">
                <text:p>0.159282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29">
                <text:p>0.1592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59664">
                <text:p>0.159664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19">
                <text:p>0.16019</text:p>
              </table:table-cell>
              <table:table-cell office:value-type="float" office:value="0.159361">
                <text:p>0.159361</text:p>
              </table:table-cell>
              <table:table-cell office:value-type="float" office:value="0.159245">
                <text:p>0.1592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945">
                <text:p>0.161945</text:p>
              </table:table-cell>
              <table:table-cell office:value-type="float" office:value="0.160005">
                <text:p>0.160005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902">
                <text:p>0.162902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33">
                <text:p>0.15933</text:p>
              </table:table-cell>
              <table:table-cell office:value-type="float" office:value="0.159242">
                <text:p>0.15924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613">
                <text:p>0.162613</text:p>
              </table:table-cell>
              <table:table-cell office:value-type="float" office:value="0.159603">
                <text:p>0.159603</text:p>
              </table:table-cell>
              <table:table-cell office:value-type="float" office:value="0.159494">
                <text:p>0.159494</text:p>
              </table:table-cell>
              <table:table-cell office:value-type="float" office:value="0.159248">
                <text:p>0.1592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44">
                <text:p>0.159844</text:p>
              </table:table-cell>
              <table:table-cell office:value-type="float" office:value="0.159379">
                <text:p>0.159379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327">
                <text:p>0.1593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58">
                <text:p>0.159358</text:p>
              </table:table-cell>
              <table:table-cell office:value-type="float" office:value="0.159301">
                <text:p>0.1593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43">
                <text:p>0.15943</text:p>
              </table:table-cell>
              <table:table-cell office:value-type="float" office:value="0.159334">
                <text:p>0.1593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537">
                <text:p>0.159537</text:p>
              </table:table-cell>
              <table:table-cell office:value-type="float" office:value="0.159325">
                <text:p>0.1593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2337">
                <text:p>0.162337</text:p>
              </table:table-cell>
              <table:table-cell office:value-type="float" office:value="0.159545">
                <text:p>0.159545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302">
                <text:p>0.1593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3905">
                <text:p>0.163905</text:p>
              </table:table-cell>
              <table:table-cell office:value-type="float" office:value="0.15979">
                <text:p>0.15979</text:p>
              </table:table-cell>
              <table:table-cell office:value-type="float" office:value="0.159469">
                <text:p>0.159469</text:p>
              </table:table-cell>
              <table:table-cell office:value-type="float" office:value="0.159317">
                <text:p>0.1593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48148">
                <text:p>0.14814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7">
                <text:p>0.15997</text:p>
              </table:table-cell>
              <table:table-cell office:value-type="float" office:value="0.159276">
                <text:p>0.159276</text:p>
              </table:table-cell>
              <table:table-cell office:value-type="float" office:value="0.15931">
                <text:p>0.159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97">
                <text:p>0.15997</text:p>
              </table:table-cell>
              <table:table-cell office:value-type="float" office:value="0.159467">
                <text:p>0.159467</text:p>
              </table:table-cell>
              <table:table-cell office:value-type="float" office:value="0.15926">
                <text:p>0.159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562">
                <text:p>0.159562</text:p>
              </table:table-cell>
              <table:table-cell office:value-type="float" office:value="0.1593">
                <text:p>0.1593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6568">
                <text:p>0.16568</text:p>
              </table:table-cell>
              <table:table-cell office:value-type="float" office:value="0.161088">
                <text:p>0.161088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3">
                <text:p>0.1593</text:p>
              </table:table-cell>
              <table:table-cell office:value-type="float" office:value="0.159294">
                <text:p>0.15929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687">
                <text:p>0.159687</text:p>
              </table:table-cell>
              <table:table-cell office:value-type="float" office:value="0.159522">
                <text:p>0.159522</text:p>
              </table:table-cell>
              <table:table-cell office:value-type="float" office:value="0.159276">
                <text:p>0.1592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6568">
                <text:p>0.16568</text:p>
              </table:table-cell>
              <table:table-cell office:value-type="float" office:value="0.160929">
                <text:p>0.160929</text:p>
              </table:table-cell>
              <table:table-cell office:value-type="float" office:value="0.15988">
                <text:p>0.15988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232">
                <text:p>0.1592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88">
                <text:p>0.15988</text:p>
              </table:table-cell>
              <table:table-cell office:value-type="float" office:value="0.15941">
                <text:p>0.15941</text:p>
              </table:table-cell>
              <table:table-cell office:value-type="float" office:value="0.159263">
                <text:p>0.1592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296">
                <text:p>0.159296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6568">
                <text:p>0.16568</text:p>
              </table:table-cell>
              <table:table-cell office:value-type="float" office:value="0.162729">
                <text:p>0.162729</text:p>
              </table:table-cell>
              <table:table-cell office:value-type="float" office:value="0.1599">
                <text:p>0.1599</text:p>
              </table:table-cell>
              <table:table-cell office:value-type="float" office:value="0.15937">
                <text:p>0.15937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6568">
                <text:p>0.16568</text:p>
              </table:table-cell>
              <table:table-cell office:value-type="float" office:value="0.16">
                <text:p>0.16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52">
                <text:p>0.159452</text:p>
              </table:table-cell>
              <table:table-cell office:value-type="float" office:value="0.159381">
                <text:p>0.1593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03">
                <text:p>0.16003</text:p>
              </table:table-cell>
              <table:table-cell office:value-type="float" office:value="0.159564">
                <text:p>0.159564</text:p>
              </table:table-cell>
              <table:table-cell office:value-type="float" office:value="0.15935">
                <text:p>0.159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828">
                <text:p>0.159828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99">
                <text:p>0.15929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19">
                <text:p>0.16019</text:p>
              </table:table-cell>
              <table:table-cell office:value-type="float" office:value="0.159442">
                <text:p>0.159442</text:p>
              </table:table-cell>
              <table:table-cell office:value-type="float" office:value="0.159303">
                <text:p>0.1593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6022">
                <text:p>0.16022</text:p>
              </table:table-cell>
              <table:table-cell office:value-type="float" office:value="0.159601">
                <text:p>0.159601</text:p>
              </table:table-cell>
              <table:table-cell office:value-type="float" office:value="0.159368">
                <text:p>0.1593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6568">
                <text:p>0.16568</text:p>
              </table:table-cell>
              <table:table-cell office:value-type="float" office:value="0.159592">
                <text:p>0.159592</text:p>
              </table:table-cell>
              <table:table-cell office:value-type="float" office:value="0.159907">
                <text:p>0.159907</text:p>
              </table:table-cell>
              <table:table-cell office:value-type="float" office:value="0.159446">
                <text:p>0.159446</text:p>
              </table:table-cell>
              <table:table-cell office:value-type="float" office:value="0.159321">
                <text:p>0.1593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483">
                <text:p>0.159483</text:p>
              </table:table-cell>
              <table:table-cell office:value-type="float" office:value="0.159397">
                <text:p>0.1593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05">
                <text:p>0.159405</text:p>
              </table:table-cell>
              <table:table-cell office:value-type="float" office:value="0.159557">
                <text:p>0.159557</text:p>
              </table:table-cell>
              <table:table-cell office:value-type="float" office:value="0.15933">
                <text:p>0.159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145">
                <text:p>0.159145</text:p>
              </table:table-cell>
              <table:table-cell office:value-type="float" office:value="0.159433">
                <text:p>0.159433</text:p>
              </table:table-cell>
              <table:table-cell office:value-type="float" office:value="0.159305">
                <text:p>0.1593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6568">
                <text:p>0.16568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36">
                <text:p>0.159436</text:p>
              </table:table-cell>
              <table:table-cell office:value-type="float" office:value="0.159524">
                <text:p>0.159524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6568">
                <text:p>0.16568</text:p>
              </table:table-cell>
              <table:table-cell office:value-type="float" office:value="0.159274">
                <text:p>0.159274</text:p>
              </table:table-cell>
              <table:table-cell office:value-type="float" office:value="0.16019">
                <text:p>0.16019</text:p>
              </table:table-cell>
              <table:table-cell office:value-type="float" office:value="0.159378">
                <text:p>0.159378</text:p>
              </table:table-cell>
              <table:table-cell office:value-type="float" office:value="0.159269">
                <text:p>0.1592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202">
                <text:p>0.159202</text:p>
              </table:table-cell>
              <table:table-cell office:value-type="float" office:value="0.159298">
                <text:p>0.1592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6568">
                <text:p>0.1656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9">
                <text:p>0.1597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318">
                <text:p>0.1593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468">
                <text:p>0.159468</text:p>
              </table:table-cell>
              <table:table-cell office:value-type="float" office:value="0.159239">
                <text:p>0.159239</text:p>
              </table:table-cell>
              <table:table-cell office:value-type="float" office:value="0.159258">
                <text:p>0.1592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6568">
                <text:p>0.1656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549">
                <text:p>0.159549</text:p>
              </table:table-cell>
              <table:table-cell office:value-type="float" office:value="0.159261">
                <text:p>0.15926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59">
                <text:p>0.159759</text:p>
              </table:table-cell>
              <table:table-cell office:value-type="float" office:value="0.159388">
                <text:p>0.159388</text:p>
              </table:table-cell>
              <table:table-cell office:value-type="float" office:value="0.15927">
                <text:p>0.159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342">
                <text:p>0.159342</text:p>
              </table:table-cell>
              <table:table-cell office:value-type="float" office:value="0.15928">
                <text:p>0.15928</text:p>
              </table:table-cell>
              <table:table-cell office:value-type="float" office:value="0.15937">
                <text:p>0.1593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48148">
                <text:p>0.148148</text:p>
              </table:table-cell>
              <table:table-cell office:value-type="float" office:value="0.161814">
                <text:p>0.161814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297">
                <text:p>0.1592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913">
                <text:p>0.159913</text:p>
              </table:table-cell>
              <table:table-cell office:value-type="float" office:value="0.15928">
                <text:p>0.15928</text:p>
              </table:table-cell>
              <table:table-cell office:value-type="float" office:value="0.159308">
                <text:p>0.1593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817">
                <text:p>0.159817</text:p>
              </table:table-cell>
              <table:table-cell office:value-type="float" office:value="0.15949">
                <text:p>0.15949</text:p>
              </table:table-cell>
              <table:table-cell office:value-type="float" office:value="0.159237">
                <text:p>0.1592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48148">
                <text:p>0.148148</text:p>
              </table:table-cell>
              <table:table-cell office:value-type="float" office:value="0.160769">
                <text:p>0.160769</text:p>
              </table:table-cell>
              <table:table-cell office:value-type="float" office:value="0.159719">
                <text:p>0.159719</text:p>
              </table:table-cell>
              <table:table-cell office:value-type="float" office:value="0.159422">
                <text:p>0.159422</text:p>
              </table:table-cell>
              <table:table-cell office:value-type="float" office:value="0.159309">
                <text:p>0.159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spline-resolution="1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minimum="1E-020" chart:maximum="0.00135" chart:interval-major="0.000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117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193cm" svg:height="17.149cm" xlink:href=".." chart:class="chart:line" chart:style-name="ch1">
        <chart:title svg:x="15.514cm" svg:y="0.343cm" chart:style-name="ch2">
          <text:p>Circle</text:p>
        </chart:title>
        <chart:subtitle svg:x="13.344cm" svg:y="1.188cm" chart:style-name="ch3">
          <text:p>Second Order of Hu's moments</text:p>
        </chart:subtitle>
        <chart:legend chart:legend-position="end" svg:x="29.63cm" svg:y="7.542cm" chart:style-name="ch4"/>
        <chart:plot-area chart:style-name="ch5" table:cell-range-address="circle_r1.C1:circle_r1.C360 circle_r5.C1:circle_r5.C360 circle_r10.C1:circle_r10.C360 circle_r15.C1:circle_r15.C360 circle_r20.C1:circle_r20.C360" svg:x="1.085cm" svg:y="1.981cm" svg:width="27.903cm" svg:height="14.343cm">
          <chart:axis chart:dimension="x" chart:name="primary-x" chart:style-name="ch6">
            <chart:title svg:x="14.898cm" svg:y="16.094cm" chart:style-name="ch7">
              <text:p>Angle</text:p>
            </chart:title>
          </chart:axis>
          <chart:axis chart:dimension="y" chart:name="primary-y" chart:style-name="ch8">
            <chart:title svg:x="0.644cm" svg:y="10.097cm" chart:style-name="ch9">
              <text:p>Coefficient Value</text:p>
            </chart:title>
          </chart:axis>
          <chart:series chart:style-name="ch10" chart:values-cell-range-address="circle_r1.C1:circle_r1.C360" chart:class="chart:line">
            <chart:data-point chart:repeated="360"/>
          </chart:series>
          <chart:series chart:style-name="ch11" chart:values-cell-range-address="circle_r5.C1:circle_r5.C360" chart:class="chart:line">
            <chart:data-point chart:repeated="360"/>
          </chart:series>
          <chart:series chart:style-name="ch12" chart:values-cell-range-address="circle_r10.C1:circle_r10.C360" chart:class="chart:line">
            <chart:data-point chart:repeated="360"/>
          </chart:series>
          <chart:series chart:style-name="ch13" chart:values-cell-range-address="circle_r15.C1:circle_r15.C360" chart:class="chart:line">
            <chart:data-point chart:repeated="360"/>
          </chart:series>
          <chart:series chart:style-name="ch14" chart:values-cell-range-address="circle_r20.C1:circle_r20.C360" chart:class="chart:line">
            <chart:data-point chart:repeated="36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circle_r1.C1:circle_r1.C360">0</text:p>
              </table:table-cell>
              <table:table-cell office:value-type="float" office:value="0">
                <text:p text:id="circle_r5.C1:circle_r5.C360">0</text:p>
              </table:table-cell>
              <table:table-cell office:value-type="float" office:value="0">
                <text:p text:id="circle_r10.C1:circle_r10.C360">0</text:p>
              </table:table-cell>
              <table:table-cell office:value-type="float" office:value="0">
                <text:p text:id="circle_r15.C1:circle_r15.C360">0</text:p>
              </table:table-cell>
              <table:table-cell office:value-type="float" office:value="0">
                <text:p text:id="circle_r20.C1:circle_r20.C36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296">
                <text:p>0.00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296">
                <text:p>0.00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36">
                <text:p>0.000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296">
                <text:p>0.00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1296">
                <text:p>0.00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036">
                <text:p>0.000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spline-resolution="1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minimum="1E-020" chart:maximum="0.00076" chart:interval-major="0.0000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117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193cm" svg:height="17.149cm" xlink:href=".." chart:class="chart:line" chart:style-name="ch1">
        <chart:title svg:x="15.527cm" svg:y="0.343cm" chart:style-name="ch2">
          <text:p>Circle</text:p>
        </chart:title>
        <chart:subtitle svg:x="13.582cm" svg:y="1.188cm" chart:style-name="ch3">
          <text:p>Third Order of Hu's moments</text:p>
        </chart:subtitle>
        <chart:legend chart:legend-position="end" svg:x="29.683cm" svg:y="7.542cm" chart:style-name="ch4"/>
        <chart:plot-area chart:style-name="ch5" table:cell-range-address="circle_r1.D1:circle_r1.D360 circle_r5.D1:circle_r5.D360 circle_r10.D1:circle_r10.D360 circle_r15.D1:circle_r15.D360 circle_r20.D1:circle_r20.D360" svg:x="1.085cm" svg:y="1.981cm" svg:width="27.956cm" svg:height="14.343cm">
          <chart:axis chart:dimension="x" chart:name="primary-x" chart:style-name="ch6">
            <chart:title svg:x="14.939cm" svg:y="16.094cm" chart:style-name="ch7">
              <text:p>Angle</text:p>
            </chart:title>
          </chart:axis>
          <chart:axis chart:dimension="y" chart:name="primary-y" chart:style-name="ch8">
            <chart:title svg:x="0.644cm" svg:y="10.083cm" chart:style-name="ch9">
              <text:p>Coefficient Value</text:p>
            </chart:title>
          </chart:axis>
          <chart:series chart:style-name="ch10" chart:values-cell-range-address="circle_r1.D1:circle_r1.D360" chart:class="chart:line">
            <chart:data-point chart:repeated="360"/>
          </chart:series>
          <chart:series chart:style-name="ch11" chart:values-cell-range-address="circle_r5.D1:circle_r5.D360" chart:class="chart:line">
            <chart:data-point chart:repeated="360"/>
          </chart:series>
          <chart:series chart:style-name="ch12" chart:values-cell-range-address="circle_r10.D1:circle_r10.D360" chart:class="chart:line">
            <chart:data-point chart:repeated="360"/>
          </chart:series>
          <chart:series chart:style-name="ch13" chart:values-cell-range-address="circle_r15.D1:circle_r15.D360" chart:class="chart:line">
            <chart:data-point chart:repeated="360"/>
          </chart:series>
          <chart:series chart:style-name="ch14" chart:values-cell-range-address="circle_r20.D1:circle_r20.D360" chart:class="chart:line">
            <chart:data-point chart:repeated="36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circle_r1.D1:circle_r1.D360">0</text:p>
              </table:table-cell>
              <table:table-cell office:value-type="float" office:value="0">
                <text:p text:id="circle_r5.D1:circle_r5.D360">0</text:p>
              </table:table-cell>
              <table:table-cell office:value-type="float" office:value="0">
                <text:p text:id="circle_r10.D1:circle_r10.D360">0</text:p>
              </table:table-cell>
              <table:table-cell office:value-type="float" office:value="0">
                <text:p text:id="circle_r15.D1:circle_r15.D360">0</text:p>
              </table:table-cell>
              <table:table-cell office:value-type="float" office:value="0">
                <text:p text:id="circle_r20.D1:circle_r20.D36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32">
                <text:p>0.000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332">
                <text:p>0.000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743">
                <text:p>0.000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332">
                <text:p>0.000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332">
                <text:p>0.000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743">
                <text:p>0.000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